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2.976cm"/>
    </style:style>
    <style:style style:name="co9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3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5.212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end" fo:margin-left="0cm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style:rotation-angle="0"/>
    </style:style>
  </office:automatic-styles>
  <office:body>
    <office:spreadsheet>
      <table:table table:name="CPU HC Or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13" table:style-name="ce1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<text:s/>MAR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IR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_RES_FLAGS</text:p>
          </table:table-cell>
          <table:table-cell table:style-name="ce2" office:value-type="string">
            <text:p>CU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NTERFACE 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3">
          <table:table-cell office:value-type="string">
            <text:p>0.1uF Cap</text:p>
          </table:table-cell>
          <table:table-cell table:number-columns-repeated="2"/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.D3:.P3])"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formula="of:=[.Q3]-[.R3]" office:value-type="float" office:value="-30">
            <text:p>-30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SUM([.D4:.P4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Q4]-[.R4]" office:value-type="float" office:value="-5">
            <text:p>-5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13" office:value-type="float" office:value="3">
            <text:p>3</text:p>
          </table:table-cell>
          <table:table-cell table:formula="of:=SUM([.D5:.P5])"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[.Q5]-[.R5]" office:value-type="float" office:value="8">
            <text:p>8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SUM([.D6:.P6])" office:value-type="float" office:value="112">
            <text:p>112</text:p>
          </table:table-cell>
          <table:table-cell/>
          <table:table-cell table:formula="of:=[.Q6]-[.R6]" office:value-type="float" office:value="112">
            <text:p>1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6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SUM([.D7:.P7])" office:value-type="float" office:value="104">
            <text:p>104</text:p>
          </table:table-cell>
          <table:table-cell/>
          <table:table-cell table:formula="of:=[.Q7]-[.R7]" office:value-type="float" office:value="104">
            <text:p>104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D8:.P8])" office:value-type="float" office:value="16">
            <text:p>16</text:p>
          </table:table-cell>
          <table:table-cell/>
          <table:table-cell table:formula="of:=[.Q8]-[.R8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SUM([.D9:.P9])" office:value-type="float" office:value="38">
            <text:p>38</text:p>
          </table:table-cell>
          <table:table-cell/>
          <table:table-cell table:formula="of:=[.Q9]-[.R9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table:formula="of:=SUM([.D10:.P10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10]-[.R10]" office:value-type="float" office:value="2">
            <text:p>2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SUM([.D11:.P11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Q11]-[.R11]" office:value-type="float" office:value="4">
            <text:p>4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13"/>
          <table:table-cell office:value-type="float" office:value="4">
            <text:p>4</text:p>
          </table:table-cell>
          <table:table-cell/>
          <table:table-cell table:formula="of:=SUM([.D12:.P12])" office:value-type="float" office:value="4">
            <text:p>4</text:p>
          </table:table-cell>
          <table:table-cell/>
          <table:table-cell table:formula="of:=[.Q12]-[.R12]" office:value-type="float" office:value="4">
            <text:p>4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13:.P13]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Q13]-[.R13]" office:value-type="float" office:value="6">
            <text:p>6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6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4:.P14])"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[.Q14]-[.R14]" office:value-type="float" office:value="9">
            <text:p>9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4">
          <table:table-cell office:value-type="string">
            <text:p>1K resistor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D15:.P15])" office:value-type="float" office:value="6">
            <text:p>6</text:p>
          </table:table-cell>
          <table:table-cell/>
          <table:table-cell table:formula="of:=[.Q15]-[.R15]" office:value-type="float" office:value="6">
            <text:p>6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14"/>
          <table:table-cell office:value-type="float" office:value="3">
            <text:p>3</text:p>
          </table:table-cell>
          <table:table-cell table:formula="of:=SUM([.D16:.P16])" office:value-type="float" office:value="3">
            <text:p>3</text:p>
          </table:table-cell>
          <table:table-cell/>
          <table:table-cell table:formula="of:=[.Q16]-[.R16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D17:.P17])" office:value-type="float" office:value="33">
            <text:p>33</text:p>
          </table:table-cell>
          <table:table-cell/>
          <table:table-cell table:formula="of:=[.Q17]-[.R17]" office:value-type="float" office:value="33">
            <text:p>33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table:formula="of:=SUM([.D18:.P18])" office:value-type="float" office:value="1">
            <text:p>1</text:p>
          </table:table-cell>
          <table:table-cell/>
          <table:table-cell table:formula="of:=[.Q18]-[.R18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19:.P19])"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Q19]-[.R19]" office:value-type="float" office:value="-8">
            <text:p>-8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20:.P20])"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Q20]-[.R20]" office:value-type="float" office:value="-3">
            <text:p>-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9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21:.P21])" office:value-type="float" office:value="57">
            <text:p>57</text:p>
          </table:table-cell>
          <table:table-cell office:value-type="float" office:value="55">
            <text:p>55</text:p>
          </table:table-cell>
          <table:table-cell table:formula="of:=[.Q21]-[.R21]" office:value-type="float" office:value="2">
            <text:p>2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4"/>
          <table:table-cell table:formula="of:=SUM([.D22:.P22])" office:value-type="float" office:value="2">
            <text:p>2</text:p>
          </table:table-cell>
          <table:table-cell/>
          <table:table-cell table:formula="of:=[.Q22]-[.R22]" office:value-type="float" office:value="2">
            <text:p>2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4"/>
          <table:table-cell table:formula="of:=SUM([.D23:.P23])" office:value-type="float" office:value="4">
            <text:p>4</text:p>
          </table:table-cell>
          <table:table-cell/>
          <table:table-cell table:formula="of:=[.Q23]-[.R23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table:formula="of:=SUM([.D24:.P24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Q24]-[.R24]" office:value-type="float" office:value="-1">
            <text:p>-1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table:formula="of:=SUM([.D25:.P25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Q25]-[.R25]" office:value-type="float" office:value="-9">
            <text:p>-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26:.P26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Q26]-[.R26]" office:value-type="float" office:value="-2">
            <text:p>-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D27:.P27])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Q27]-[.R27]" office:value-type="float" office:value="-5">
            <text:p>-5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28:.P28])"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Q28]-[.R28]" office:value-type="float" office:value="-8">
            <text:p>-8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3"/>
          <table:table-cell table:formula="of:=SUM([.D29:.P29])" office:value-type="float" office:value="0">
            <text:p>0</text:p>
          </table:table-cell>
          <table:table-cell/>
          <table:table-cell table:formula="of:=[.Q29]-[.R29]" office:value-type="float" office:value="0">
            <text:p>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3"/>
          <table:table-cell table:formula="of:=SUM([.D30:.P30])" office:value-type="float" office:value="0">
            <text:p>0</text:p>
          </table:table-cell>
          <table:table-cell/>
          <table:table-cell table:formula="of:=[.Q30]-[.R30]" office:value-type="float" office:value="0">
            <text:p>0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1:.P3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1]-[.R31]" office:value-type="float" office:value="0">
            <text:p>0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2:.P32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2]-[.R32]" office:value-type="float" office:value="0">
            <text:p>0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table:formula="of:=SUM([.D33:.P33])" office:value-type="float" office:value="0">
            <text:p>0</text:p>
          </table:table-cell>
          <table:table-cell/>
          <table:table-cell table:formula="of:=[.Q33]-[.R33]" office:value-type="float" office:value="0">
            <text:p>0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table:formula="of:=SUM([.D34:.P34])" office:value-type="float" office:value="0">
            <text:p>0</text:p>
          </table:table-cell>
          <table:table-cell/>
          <table:table-cell table:formula="of:=[.Q34]-[.R34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3"/>
          <table:table-cell table:formula="of:=SUM([.D35:.P35])" office:value-type="float" office:value="0">
            <text:p>0</text:p>
          </table:table-cell>
          <table:table-cell/>
          <table:table-cell table:formula="of:=[.Q35]-[.R35]" office:value-type="float" office:value="0">
            <text:p>0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3"/>
          <table:table-cell table:formula="of:=SUM([.D36:.P36])" office:value-type="float" office:value="0">
            <text:p>0</text:p>
          </table:table-cell>
          <table:table-cell/>
          <table:table-cell table:formula="of:=[.Q36]-[.R36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formula="of:=SUM([.D37:.P37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Q37]-[.R37]" office:value-type="float" office:value="-2">
            <text:p>-2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formula="of:=SUM([.D38:.P3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38]-[.R38]" office:value-type="float" office:value="2">
            <text:p>2</text:p>
          </table:table-cell>
          <table:table-cell office:value-type="string">
            <text:p>https://www.mouser.ca/ProductDetail/Texas-Instruments/CD74HC126E?qs=8k%2FZSzWMuCN04I1EDZgXA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39:.P3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39]-[.R39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40:.P4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0]-[.R40]" office:value-type="float" office:value="1">
            <text:p>1</text:p>
          </table:table-cell>
          <table:table-cell office:value-type="string">
            <text:p>https://www.mouser.ca/ProductDetail/Texas-Instruments/SN74HC14AN?qs=sGAEpiMZZMswyCOIqqEme%2FEHbbpOg4MsEZQ%252BUwpqcfUe6roqijTQsw%3D%3D</text:p>
          </table:table-cell>
        </table:table-row>
        <table:table-row table:style-name="ro4">
          <table:table-cell office:value-type="string">
            <text:p>EEPROM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1:.P41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41]-[.R41]" office:value-type="float" office:value="-2">
            <text:p>-2</text:p>
          </table:table-cell>
          <table:table-cell/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2:.P4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2]-[.R42]" office:value-type="float" office:value="1">
            <text:p>1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3:.P43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Q43]-[.R43]" office:value-type="float" office:value="-1">
            <text:p>-1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SUM([.D44:.P4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Q44]-[.R44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5:.P45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5]-[.R45]" office:value-type="float" office:value="1">
            <text:p>1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table:formula="of:=SUM([.D46:.P4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Q46]-[.R46]" office:value-type="float" office:value="-3">
            <text:p>-3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7:.P47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Q47]-[.R47]" office:value-type="float" office:value="-1">
            <text:p>-1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8:.P48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Q48]-[.R48]" office:value-type="float" office:value="-5">
            <text:p>-5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9:.P4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9]-[.R49]" office:value-type="float" office:value="1">
            <text:p>1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table:number-columns-repeated="9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D50:.P50])"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Q50]-[.R50]" office:value-type="float" office:value="-2">
            <text:p>-2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SUM([.D51:.P51])"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Q51]-[.R51]" office:value-type="float" office:value="-4">
            <text:p>-4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table:number-columns-repeated="7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52:.P52])" office:value-type="float" office:value="73">
            <text:p>73</text:p>
          </table:table-cell>
          <table:table-cell office:value-type="float" office:value="21">
            <text:p>21</text:p>
          </table:table-cell>
          <table:table-cell table:formula="of:=[.Q52]-[.R52]" office:value-type="float" office:value="52">
            <text:p>52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4"/>
          <table:table-cell table:formula="of:=SUM([.D53:.P53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53]-[.R53]" office:value-type="float" office:value="-2">
            <text:p>-2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2"/>
          <table:table-cell table:formula="of:=SUM([.D54:.P54])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Q54]-[.R54]" office:value-type="float" office:value="-8">
            <text:p>-8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</table:table>
      <table:table table:name="Peripheral Order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5" table:style-name="ce1" office:value-type="float" office:value="1">
            <text:p>1</text:p>
          </table:table-cell>
          <table:table-cell table:style-name="ce1"/>
          <table:table-cell table:number-columns-repeated="4"/>
        </table:table-row>
        <table:table-row table:style-name="ro5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PERIPHERAL-INTERFACE</text:p>
          </table:table-cell>
          <table:table-cell table:style-name="ce3" office:value-type="string">
            <text:p>PERIPHERAL-CONNECT</text:p>
          </table:table-cell>
          <table:table-cell table:style-name="ce3" office:value-type="string">
            <text:p>RAM</text:p>
          </table:table-cell>
          <table:table-cell table:style-name="ce3" office:value-type="string">
            <text:p>ROM-COUNTER</text:p>
          </table:table-cell>
          <table:table-cell table:style-name="ce3" office:value-type="string">
            <text:p>GAMEPAD</text:p>
          </table:table-cell>
          <table:table-cell table:style-name="ce3" office:value-type="string">
            <text:p>INTERFACE-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6">
          <table:table-cell office:value-type="string">
            <text:p>1 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3:.I3])" office:value-type="float" office:value="1">
            <text:p>1</text:p>
          </table:table-cell>
          <table:table-cell/>
          <table:table-cell table:formula="of:=[.J3]-[.K3]" office:value-type="float" office:value="1">
            <text:p>1</text:p>
          </table:table-cell>
          <table:table-cell office:value-type="string">
            <text:p>https://www.mouser.ca/ProductDetail/TDK/FG28C0G2A010CNT06?qs=icAhCOE9TbhYZ75j9MPkyg%3D%3D</text:p>
          </table:table-cell>
        </table:table-row>
        <table:table-row table:style-name="ro6">
          <table:table-cell office:value-type="string">
            <text:p>10pF Cap</text:p>
          </table:table-cell>
          <table:table-cell table:number-columns-repeated="2"/>
          <table:table-cell table:style-name="ce4" table:number-columns-repeated="6"/>
          <table:table-cell table:number-columns-repeated="3"/>
          <table:table-cell office:value-type="string">
            <text:p>https://www.mouser.ca/ProductDetail/Vishay-BC-Components/K100J15C0GF5TH5?qs=s%2FCsB4POEK4bSSSInXqmyw%3D%3D</text:p>
          </table:table-cell>
        </table:table-row>
        <table:table-row table:style-name="ro7">
          <table:table-cell office:value-type="string">
            <text:p>20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5:.I5])" office:value-type="float" office:value="1">
            <text:p>1</text:p>
          </table:table-cell>
          <table:table-cell/>
          <table:table-cell table:formula="of:=[.J5]-[.K5]" office:value-type="float" office:value="1">
            <text:p>1</text:p>
          </table:table-cell>
          <table:table-cell office:value-type="string">
            <text:p>https://www.mouser.ca/ProductDetail/Vishay-BC-Components/K180J15C0GF5TH5?qs=GRF8N6sVJg8MWb%2FddPZUmA%3D%3D</text:p>
          </table:table-cell>
        </table:table-row>
        <table:table-row table:style-name="ro7">
          <table:table-cell office:value-type="string">
            <text:p>30pF Cap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/>
          <table:table-cell table:formula="of:=SUM([.D6:.I6])" office:value-type="float" office:value="2">
            <text:p>2</text:p>
          </table:table-cell>
          <table:table-cell/>
          <table:table-cell table:formula="of:=[.J6]-[.K6]" office:value-type="float" office:value="2">
            <text:p>2</text:p>
          </table:table-cell>
          <table:table-cell office:value-type="string">
            <text:p>https://www.mouser.ca/ProductDetail/TDK/FA28C0G1H330JNU00?qs=zFwFjAF3uaiHXdmiXKlUNQ%3D%3D</text:p>
          </table:table-cell>
        </table:table-row>
        <table:table-row table:style-name="ro7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table:formula="of:=SUM([.D7:.I7])" office:value-type="float" office:value="73">
            <text:p>73</text:p>
          </table:table-cell>
          <table:table-cell office:value-type="float" office:value="30">
            <text:p>30</text:p>
          </table:table-cell>
          <table:table-cell table:formula="of:=[.J7]-[.K7]" office:value-type="float" office:value="43">
            <text:p>43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2">
            <text:p>2</text:p>
          </table:table-cell>
          <table:table-cell table:formula="of:=SUM([.D8:.I8])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J8]-[.K8]" office:value-type="float" office:value="-6">
            <text:p>-6</text:p>
          </table:table-cell>
          <table:table-cell/>
        </table:table-row>
        <table:table-row table:style-name="ro4">
          <table:table-cell office:value-type="string">
            <text:p>33uF Ca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formula="of:=SUM([.D9:.I9])"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[.J9]-[.K9]" office:value-type="float" office:value="9">
            <text:p>9</text:p>
          </table:table-cell>
          <table:table-cell office:value-type="string">
            <text:p>https://www.mouser.ca/ProductDetail/667-ECA-1EM330I</text:p>
          </table:table-cell>
        </table:table-row>
        <table:table-row table:style-name="ro4">
          <table:table-cell office:value-type="string">
            <text:p>Red LED</text:p>
          </table:table-cell>
          <table:table-cell table:number-columns-repeated="4"/>
          <table:table-cell table:style-name="ce4"/>
          <table:table-cell/>
          <table:table-cell office:value-type="float" office:value="12">
            <text:p>12</text:p>
          </table:table-cell>
          <table:table-cell/>
          <table:table-cell table:formula="of:=SUM([.D10:.I10])" office:value-type="float" office:value="12">
            <text:p>12</text:p>
          </table:table-cell>
          <table:table-cell/>
          <table:table-cell table:formula="of:=[.J10]-[.K10]" office:value-type="float" office:value="12">
            <text:p>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/>
          <table:table-cell table:number-columns-repeated="3"/>
          <table:table-cell table:formula="of:=SUM([.D11:.I11])" office:value-type="float" office:value="16">
            <text:p>16</text:p>
          </table:table-cell>
          <table:table-cell/>
          <table:table-cell table:formula="of:=[.J11]-[.K11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3">
            <text:p>3</text:p>
          </table:table-cell>
          <table:table-cell table:formula="of:=SUM([.D12:.I12])" office:value-type="float" office:value="3">
            <text:p>3</text:p>
          </table:table-cell>
          <table:table-cell/>
          <table:table-cell table:formula="of:=[.J12]-[.K12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3:.I13])" office:value-type="float" office:value="26">
            <text:p>26</text:p>
          </table:table-cell>
          <table:table-cell/>
          <table:table-cell table:formula="of:=[.J13]-[.K13]" office:value-type="float" office:value="26">
            <text:p>26</text:p>
          </table:table-cell>
          <table:table-cell/>
        </table:table-row>
        <table:table-row table:style-name="ro4">
          <table:table-cell office:value-type="string">
            <text:p>2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4:.I14])" office:value-type="float" office:value="0">
            <text:p>0</text:p>
          </table:table-cell>
          <table:table-cell/>
          <table:table-cell table:formula="of:=[.J14]-[.K14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4">
          <table:table-cell office:value-type="string">
            <text:p>10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5:.I15])" office:value-type="float" office:value="0">
            <text:p>0</text:p>
          </table:table-cell>
          <table:table-cell/>
          <table:table-cell table:formula="of:=[.J15]-[.K15]" office:value-type="float" office:value="0">
            <text:p>0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4">
          <table:table-cell office:value-type="string">
            <text:p>1K 8 resistor SIP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4"/>
          <table:table-cell table:number-columns-repeated="2"/>
          <table:table-cell office:value-type="float" office:value="6">
            <text:p>6</text:p>
          </table:table-cell>
          <table:table-cell table:formula="of:=SUM([.D16:.I16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J16]-[.K16]" office:value-type="float" office:value="2">
            <text:p>2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4">
          <table:table-cell office:value-type="string">
            <text:p>2K 8 resistor SIP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7:.I17]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J17]-[.K17]" office:value-type="float" office:value="5">
            <text:p>5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4">
          <table:table-cell office:value-type="string">
            <text:p>10K 8 resistor SIP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SUM([.D18:.I18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J18]-[.K18]" office:value-type="float" office:value="-14">
            <text:p>-14</text:p>
          </table:table-cell>
          <table:table-cell/>
        </table:table-row>
        <table:table-row table:style-name="ro4">
          <table:table-cell office:value-type="string">
            <text:p>4.7K resistor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9:.I19])" office:value-type="float" office:value="3">
            <text:p>3</text:p>
          </table:table-cell>
          <table:table-cell/>
          <table:table-cell table:formula="of:=[.J19]-[.K19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K resisto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20:.I20])" office:value-type="float" office:value="10">
            <text:p>10</text:p>
          </table:table-cell>
          <table:table-cell/>
          <table:table-cell table:formula="of:=[.J20]-[.K20]"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7"/>
          <table:table-cell office:value-type="float" office:value="3">
            <text:p>3</text:p>
          </table:table-cell>
          <table:table-cell table:formula="of:=SUM([.D21:.I21])" office:value-type="float" office:value="3">
            <text:p>3</text:p>
          </table:table-cell>
          <table:table-cell/>
          <table:table-cell table:formula="of:=[.J21]-[.K21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SUM([.D22:.I22])" office:value-type="float" office:value="30">
            <text:p>30</text:p>
          </table:table-cell>
          <table:table-cell/>
          <table:table-cell table:formula="of:=[.J22]-[.K22]" office:value-type="float" office:value="30">
            <text:p>30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8"/>
          <table:table-cell table:formula="of:=SUM([.D23:.I23])" office:value-type="float" office:value="0">
            <text:p>0</text:p>
          </table:table-cell>
          <table:table-cell/>
          <table:table-cell table:formula="of:=[.J23]-[.K2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24:.I24])" office:value-type="float" office:value="1">
            <text:p>1</text:p>
          </table:table-cell>
          <table:table-cell/>
          <table:table-cell table:formula="of:=[.J24]-[.K24]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SUM([.D25:.I25])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J25]-[.K25]" office:value-type="float" office:value="-10">
            <text:p>-1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4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[.D26:.I26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J26]-[.K26]" office:value-type="float" office:value="1">
            <text:p>1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4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SUM([.D27:.I27])"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J27]-[.K27]" office:value-type="float" office:value="-7">
            <text:p>-7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4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28:.I28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J28]-[.K28]" office:value-type="float" office:value="3">
            <text:p>3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4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SUM([.D29:.I2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29]-[.K29]" office:value-type="float" office:value="2">
            <text:p>2</text:p>
          </table:table-cell>
          <table:table-cell office:value-type="string">
            <text:p>https://www.mouser.ca/ProductDetail/Texas-Instruments/SN74HC14N?qs=sGAEpiMZZMswyCOIqqEme8x5HtyK9bxKW5ANmB0VK%2F8%3D</text:p>
          </table:table-cell>
        </table:table-row>
        <table:table-row table:style-name="ro4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6"/>
          <table:table-cell table:formula="of:=SUM([.D30:.I30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30]-[.K30]" office:value-type="float" office:value="-3">
            <text:p>-3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4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SUM([.D31:.I31])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J31]-[.K31]" office:value-type="float" office:value="-5">
            <text:p>-5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4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32:.I32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J32]-[.K32]" office:value-type="float" office:value="-1">
            <text:p>-1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4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6"/>
          <table:table-cell table:formula="of:=SUM([.D33:.I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3]-[.K33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4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4:.I34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J34]-[.K34]" office:value-type="float" office:value="-2">
            <text:p>-2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4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35:.I3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35]-[.K35]" office:value-type="float" office:value="2">
            <text:p>2</text:p>
          </table:table-cell>
          <table:table-cell office:value-type="string">
            <text:p>https://www.mouser.ca/ProductDetail/Texas-Instruments/CD74HC123E?qs=aZHVzqKrScBatNTqJERygA%3D%3D</text:p>
          </table:table-cell>
        </table:table-row>
        <table:table-row table:style-name="ro4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6:.I36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36]-[.K36]" office:value-type="float" office:value="1">
            <text:p>1</text:p>
          </table:table-cell>
          <table:table-cell office:value-type="string">
            <text:p>https://www.mouser.ca/ProductDetail/Texas-Instruments/SN74HC126N?qs=FM6NhYOeeBUAKeBNhLTZ%252Bw%3D%3D</text:p>
          </table:table-cell>
        </table:table-row>
        <table:table-row table:style-name="ro4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37:.I37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37]-[.K37]" office:value-type="float" office:value="0">
            <text:p>0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4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D38:.I38]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J38]-[.K38]" office:value-type="float" office:value="-2">
            <text:p>-2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4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SUM([.D39:.I39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J39]-[.K39]" office:value-type="float" office:value="0">
            <text:p>0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4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6"/>
          <table:table-cell table:formula="of:=SUM([.D40:.I40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0]-[.K40]" office:value-type="float" office:value="-4">
            <text:p>-4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4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41:.I4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1]-[.K41]" office:value-type="float" office:value="2">
            <text:p>2</text:p>
          </table:table-cell>
          <table:table-cell office:value-type="string">
            <text:p>https://www.mouser.ca/ProductDetail/Texas-Instruments/CD74HC238E?qs=sGAEpiMZZMswyCOIqqEme3PMhI7RHZZhyUhdPVo7rOY%3D</text:p>
          </table:table-cell>
        </table:table-row>
        <table:table-row table:style-name="ro4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42:.I42])"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[.J42]-[.K42]" office:value-type="float" office:value="10">
            <text:p>10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4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6"/>
          <table:table-cell table:formula="of:=SUM([.D43:.I43])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43]-[.K43]" office:value-type="float" office:value="-9">
            <text:p>-9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4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SUM([.D44:.I44]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J44]-[.K44]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4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SUM([.D45:.I45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J45]-[.K45]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4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46:.I46])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J46]-[.K46]" office:value-type="float" office:value="-19">
            <text:p>-19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6"/>
          <table:table-cell table:formula="of:=SUM([.D47:.I47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7]-[.K47]" office:value-type="float" office:value="-4">
            <text:p>-4</text:p>
          </table:table-cell>
          <table:table-cell/>
        </table:table-row>
        <table:table-row table:style-name="ro4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SUM([.D48:.I4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8]-[.K48]" office:value-type="float" office:value="2">
            <text:p>2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4">
          <table:table-cell office:value-type="string">
            <text:p>256Kb EEPROM (32k x 8bit 0-14)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49:.I49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49]-[.K49]" office:value-type="float" office:value="0">
            <text:p>0</text:p>
          </table:table-cell>
          <table:table-cell office:value-type="string">
            <text:p>https://www.mouser.ca/ProductDetail/Microchip-Technology/AT28C256-15PU?qs=MAR%2F2X5XOp7eAU2%2FlNw9oA%3D%3D</text:p>
          </table:table-cell>
        </table:table-row>
        <table:table-row table:style-name="ro4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0:.I50])" office:value-type="float" office:value="0">
            <text:p>0</text:p>
          </table:table-cell>
          <table:table-cell/>
          <table:table-cell table:formula="of:=[.J50]-[.K50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4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1:.I51])" office:value-type="float" office:value="0">
            <text:p>0</text:p>
          </table:table-cell>
          <table:table-cell/>
          <table:table-cell table:formula="of:=[.J51]-[.K51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4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2:.I52])" office:value-type="float" office:value="0">
            <text:p>0</text:p>
          </table:table-cell>
          <table:table-cell/>
          <table:table-cell table:formula="of:=[.J52]-[.K52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4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3:.I53])" office:value-type="float" office:value="0">
            <text:p>0</text:p>
          </table:table-cell>
          <table:table-cell/>
          <table:table-cell table:formula="of:=[.J53]-[.K53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table:number-columns-repeated="8"/>
          <table:table-cell table:formula="of:=SUM([.D54:.I54])" office:value-type="float" office:value="0">
            <text:p>0</text:p>
          </table:table-cell>
          <table:table-cell/>
          <table:table-cell table:formula="of:=[.J54]-[.K5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6"/>
          <table:table-cell table:formula="of:=SUM([.D55:.I55])" office:value-type="float" office:value="0">
            <text:p>0</text:p>
          </table:table-cell>
          <table:table-cell/>
          <table:table-cell table:formula="of:=[.J55]-[.K55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4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6:.I56])" office:value-type="float" office:value="0">
            <text:p>0</text:p>
          </table:table-cell>
          <table:table-cell/>
          <table:table-cell table:formula="of:=[.J56]-[.K56]" office:value-type="float" office:value="0">
            <text:p>0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4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7:.I57])" office:value-type="float" office:value="0">
            <text:p>0</text:p>
          </table:table-cell>
          <table:table-cell/>
          <table:table-cell table:formula="of:=[.J57]-[.K57]" office:value-type="float" office:value="0">
            <text:p>0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4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58:.I58])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J58]-[.K58]" office:value-type="float" office:value="18">
            <text:p>18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4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D59:.I59])"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[.J59]-[.K59]" office:value-type="float" office:value="18">
            <text:p>18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4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60:.I60])"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J60]-[.K60]" office:value-type="float" office:value="8">
            <text:p>8</text:p>
          </table:table-cell>
          <table:table-cell office:value-type="string">
            <text:p>https://www.mouser.ca/ProductDetail/571-1-2199298-6</text:p>
          </table:table-cell>
        </table:table-row>
        <table:table-row table:style-name="ro4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7"/>
          <table:table-cell table:formula="of:=SUM([.D61:.I61])" office:value-type="float" office:value="0">
            <text:p>0</text:p>
          </table:table-cell>
          <table:table-cell/>
          <table:table-cell table:formula="of:=[.J61]-[.K61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4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7"/>
          <table:table-cell table:formula="of:=SUM([.D62:.I62])" office:value-type="float" office:value="0">
            <text:p>0</text:p>
          </table:table-cell>
          <table:table-cell/>
          <table:table-cell table:formula="of:=[.J62]-[.K62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4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office:value-type="string">
            <text:p>Aries 28-526-1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63:.I63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63]-[.K6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formula="of:=SUM([.D64:.I64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64]-[.K64]" office:value-type="float" office:value="2">
            <text:p>2</text:p>
          </table:table-cell>
          <table:table-cell office:value-type="string">
            <text:p>https://www.mouser.ca/ProductDetail/TE-Connectivity/1-2199300-2?qs=fK8dlpkaUMstqz7drNbdHQ%3D%3D</text:p>
          </table:table-cell>
        </table:table-row>
      </table:table>
      <table:table table:name="Sound and video or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um required</text:p>
          </table:table-cell>
          <table:table-cell table:number-columns-repeated="2"/>
          <table:table-cell table:number-columns-repeated="5" table:style-name="ce1" office:value-type="float" office:value="1">
            <text:p>1</text:p>
          </table:table-cell>
          <table:table-cell table:style-name="ce1"/>
          <table:table-cell table:number-columns-repeated="4"/>
        </table:table-row>
        <table:table-row table:style-name="ro5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VIDEO BANK SEL CURSOR</text:p>
          </table:table-cell>
          <table:table-cell table:style-name="ce3" office:value-type="string">
            <text:p>VIDEO OUTPUT</text:p>
          </table:table-cell>
          <table:table-cell table:style-name="ce3" office:value-type="string">
            <text:p>VIDEO TIMING</text:p>
          </table:table-cell>
          <table:table-cell table:style-name="ce3" office:value-type="string">
            <text:p>VIDEO SHIFT STATUS DELAY</text:p>
          </table:table-cell>
          <table:table-cell table:style-name="ce3" office:value-type="string">
            <text:p>SOUND SQUARE</text:p>
          </table:table-cell>
          <table:table-cell table:style-name="ce3" office:value-type="string">
            <text:p>ROM COUNTER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6">
          <table:table-cell office:value-type="string">
            <text:p>1 pF Cap</text:p>
          </table:table-cell>
          <table:table-cell table:number-columns-repeated="2"/>
          <table:table-cell table:number-columns-repeated="6" table:style-name="ce4"/>
          <table:table-cell table:formula="of:=SUM([.D3]*[.$D$1];[.E3]*[.$E$1];[.F3]*[.$F$1];[.G3]*[.$G$1];[.H3]*[.$H$1];[.I3]*[.$I$1])" office:value-type="float" office:value="0">
            <text:p>0</text:p>
          </table:table-cell>
          <table:table-cell/>
          <table:table-cell table:formula="of:=[.J3]-[.K3]" office:value-type="float" office:value="0">
            <text:p>0</text:p>
          </table:table-cell>
          <table:table-cell office:value-type="string">
            <text:p>https://www.mouser.ca/ProductDetail/TDK/FG28C0G2A010CNT06?qs=icAhCOE9TbhYZ75j9MPkyg%3D%3D</text:p>
          </table:table-cell>
        </table:table-row>
        <table:table-row table:style-name="ro6">
          <table:table-cell office:value-type="string">
            <text:p>10pF Cap</text:p>
          </table:table-cell>
          <table:table-cell table:number-columns-repeated="2"/>
          <table:table-cell table:number-columns-repeated="6" table:style-name="ce4"/>
          <table:table-cell table:formula="of:=SUM([.D4]*[.$D$1];[.E4]*[.$E$1];[.F4]*[.$F$1];[.G4]*[.$G$1];[.H4]*[.$H$1];[.I4]*[.$I$1])" office:value-type="float" office:value="0">
            <text:p>0</text:p>
          </table:table-cell>
          <table:table-cell table:number-columns-repeated="2"/>
          <table:table-cell office:value-type="string">
            <text:p>https://www.mouser.ca/ProductDetail/Vishay-BC-Components/K100J15C0GF5TH5?qs=s%2FCsB4POEK4bSSSInXqmyw%3D%3D</text:p>
          </table:table-cell>
        </table:table-row>
        <table:table-row table:style-name="ro7">
          <table:table-cell office:value-type="string">
            <text:p>20pF Cap</text:p>
          </table:table-cell>
          <table:table-cell table:number-columns-repeated="2"/>
          <table:table-cell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formula="of:=SUM([.D5]*[.$D$1];[.E5]*[.$E$1];[.F5]*[.$F$1];[.G5]*[.$G$1];[.H5]*[.$H$1];[.I5]*[.$I$1])" office:value-type="float" office:value="1">
            <text:p>1</text:p>
          </table:table-cell>
          <table:table-cell/>
          <table:table-cell table:formula="of:=[.J5]-[.K5]" office:value-type="float" office:value="1">
            <text:p>1</text:p>
          </table:table-cell>
          <table:table-cell office:value-type="string">
            <text:p>https://www.mouser.ca/ProductDetail/Vishay-BC-Components/K180J15C0GF5TH5?qs=GRF8N6sVJg8MWb%2FddPZUmA%3D%3D</text:p>
          </table:table-cell>
        </table:table-row>
        <table:table-row table:style-name="ro7">
          <table:table-cell office:value-type="string">
            <text:p>30pF Cap</text:p>
          </table:table-cell>
          <table:table-cell table:number-columns-repeated="2"/>
          <table:table-cell table:number-columns-repeated="6" table:style-name="ce4"/>
          <table:table-cell table:formula="of:=SUM([.D6]*[.$D$1];[.E6]*[.$E$1];[.F6]*[.$F$1];[.G6]*[.$G$1];[.H6]*[.$H$1];[.I6]*[.$I$1])" office:value-type="float" office:value="0">
            <text:p>0</text:p>
          </table:table-cell>
          <table:table-cell/>
          <table:table-cell table:formula="of:=[.J6]-[.K6]" office:value-type="float" office:value="0">
            <text:p>0</text:p>
          </table:table-cell>
          <table:table-cell office:value-type="string">
            <text:p>https://www.mouser.ca/ProductDetail/TDK/FA28C0G1H330JNU00?qs=zFwFjAF3uaiHXdmiXKlUNQ%3D%3D</text:p>
          </table:table-cell>
        </table:table-row>
        <table:table-row table:style-name="ro7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4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table:formula="of:=SUM([.D7]*[.$D$1];[.E7]*[.$E$1];[.F7]*[.$F$1];[.G7]*[.$G$1];[.H7]*[.$H$1];[.I7]*[.$I$1])" office:value-type="float" office:value="91">
            <text:p>91</text:p>
          </table:table-cell>
          <table:table-cell/>
          <table:table-cell table:formula="of:=[.J7]-[.K7]" office:value-type="float" office:value="91">
            <text:p>91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3"/>
          <table:table-cell table:formula="of:=SUM([.D8]*[.$D$1];[.E8]*[.$E$1];[.F8]*[.$F$1];[.G8]*[.$G$1];[.H8]*[.$H$1];[.I8]*[.$I$1])" office:value-type="float" office:value="0">
            <text:p>0</text:p>
          </table:table-cell>
          <table:table-cell/>
          <table:table-cell table:formula="of:=[.J8]-[.K8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SUM([.D9]*[.$D$1];[.E9]*[.$E$1];[.F9]*[.$F$1];[.G9]*[.$G$1];[.H9]*[.$H$1];[.I9]*[.$I$1])" office:value-type="float" office:value="15">
            <text:p>15</text:p>
          </table:table-cell>
          <table:table-cell/>
          <table:table-cell table:formula="of:=[.J9]-[.K9]" office:value-type="float" office:value="15">
            <text:p>15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2"/>
          <table:table-cell table:style-name="ce4"/>
          <table:table-cell/>
          <table:table-cell office:value-type="float" office:value="16">
            <text:p>16</text:p>
          </table:table-cell>
          <table:table-cell/>
          <table:table-cell table:formula="of:=SUM([.D10]*[.$D$1];[.E10]*[.$E$1];[.F10]*[.$F$1];[.G10]*[.$G$1];[.H10]*[.$H$1];[.I10]*[.$I$1])" office:value-type="float" office:value="16">
            <text:p>16</text:p>
          </table:table-cell>
          <table:table-cell/>
          <table:table-cell table:formula="of:=[.J10]-[.K10]" office:value-type="float" office:value="16">
            <text:p>16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3"/>
          <table:table-cell table:formula="of:=SUM([.D11]*[.$D$1];[.E11]*[.$E$1];[.F11]*[.$F$1];[.G11]*[.$G$1];[.H11]*[.$H$1];[.I11]*[.$I$1])" office:value-type="float" office:value="0">
            <text:p>0</text:p>
          </table:table-cell>
          <table:table-cell/>
          <table:table-cell table:formula="of:=[.J11]-[.K1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3"/>
          <table:table-cell table:formula="of:=SUM([.D12]*[.$D$1];[.E12]*[.$E$1];[.F12]*[.$F$1];[.G12]*[.$G$1];[.H12]*[.$H$1];[.I12]*[.$I$1])" office:value-type="float" office:value="0">
            <text:p>0</text:p>
          </table:table-cell>
          <table:table-cell/>
          <table:table-cell table:formula="of:=[.J12]-[.K1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2"/>
          <table:table-cell table:number-columns-repeated="2"/>
          <table:table-cell table:style-name="ce4"/>
          <table:table-cell office:value-type="float" office:value="3">
            <text:p>3</text:p>
          </table:table-cell>
          <table:table-cell table:number-columns-repeated="2"/>
          <table:table-cell table:formula="of:=SUM([.D13]*[.$D$1];[.E13]*[.$E$1];[.F13]*[.$F$1];[.G13]*[.$G$1];[.H13]*[.$H$1];[.I13]*[.$I$1])" office:value-type="float" office:value="3">
            <text:p>3</text:p>
          </table:table-cell>
          <table:table-cell/>
          <table:table-cell table:formula="of:=[.J13]-[.K13]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3"/>
          <table:table-cell table:formula="of:=SUM([.D14]*[.$D$1];[.E14]*[.$E$1];[.F14]*[.$F$1];[.G14]*[.$G$1];[.H14]*[.$H$1];[.I14]*[.$I$1])" office:value-type="float" office:value="0">
            <text:p>0</text:p>
          </table:table-cell>
          <table:table-cell/>
          <table:table-cell table:formula="of:=[.J14]-[.K14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2"/>
          <table:table-cell/>
          <table:table-cell office:value-type="float" office:value="4">
            <text:p>4</text:p>
          </table:table-cell>
          <table:table-cell table:style-name="ce4"/>
          <table:table-cell office:value-type="float" office:value="1">
            <text:p>1</text:p>
          </table:table-cell>
          <table:table-cell table:number-columns-repeated="2"/>
          <table:table-cell table:formula="of:=SUM([.D15]*[.$D$1];[.E15]*[.$E$1];[.F15]*[.$F$1];[.G15]*[.$G$1];[.H15]*[.$H$1];[.I15]*[.$I$1])" office:value-type="float" office:value="5">
            <text:p>5</text:p>
          </table:table-cell>
          <table:table-cell/>
          <table:table-cell table:formula="of:=[.J15]-[.K15]" office:value-type="float" office:value="5">
            <text:p>5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2"/>
          <table:table-cell table:number-columns-repeated="2"/>
          <table:table-cell table:style-name="ce4"/>
          <table:table-cell/>
          <table:table-cell office:value-type="float" office:value="2">
            <text:p>2</text:p>
          </table:table-cell>
          <table:table-cell/>
          <table:table-cell table:formula="of:=SUM([.D16]*[.$D$1];[.E16]*[.$E$1];[.F16]*[.$F$1];[.G16]*[.$G$1];[.H16]*[.$H$1];[.I16]*[.$I$1])" office:value-type="float" office:value="2">
            <text:p>2</text:p>
          </table:table-cell>
          <table:table-cell/>
          <table:table-cell table:formula="of:=[.J16]-[.K16]" office:value-type="float" office:value="2">
            <text:p>2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D17]*[.$D$1];[.E17]*[.$E$1];[.F17]*[.$F$1];[.G17]*[.$G$1];[.H17]*[.$H$1];[.I17]*[.$I$1])" office:value-type="float" office:value="2">
            <text:p>2</text:p>
          </table:table-cell>
          <table:table-cell/>
          <table:table-cell table:formula="of:=[.J17]-[.K17]" office:value-type="float" office:value="2">
            <text:p>2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4">
          <table:table-cell office:value-type="string">
            <text:p>10K 8 resistor SIP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SUM([.D18]*[.$D$1];[.E18]*[.$E$1];[.F18]*[.$F$1];[.G18]*[.$G$1];[.H18]*[.$H$1];[.I18]*[.$I$1])" office:value-type="float" office:value="2">
            <text:p>2</text:p>
          </table:table-cell>
          <table:table-cell/>
          <table:table-cell table:formula="of:=[.J18]-[.K18]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4.7K resistor</text:p>
          </table:table-cell>
          <table:table-cell table:number-columns-repeated="2"/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19]*[.$D$1];[.E19]*[.$E$1];[.F19]*[.$F$1];[.G19]*[.$G$1];[.H19]*[.$H$1];[.I19]*[.$I$1])" office:value-type="float" office:value="2">
            <text:p>2</text:p>
          </table:table-cell>
          <table:table-cell/>
          <table:table-cell table:formula="of:=[.J19]-[.K19]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1K resistor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table:formula="of:=SUM([.D20]*[.$D$1];[.E20]*[.$E$1];[.F20]*[.$F$1];[.G20]*[.$G$1];[.H20]*[.$H$1];[.I20]*[.$I$1])" office:value-type="float" office:value="3">
            <text:p>3</text:p>
          </table:table-cell>
          <table:table-cell/>
          <table:table-cell table:formula="of:=[.J20]-[.K20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2"/>
          <table:table-cell table:number-columns-repeated="6"/>
          <table:table-cell table:formula="of:=SUM([.D21]*[.$D$1];[.E21]*[.$E$1];[.F21]*[.$F$1];[.G21]*[.$G$1];[.H21]*[.$H$1];[.I21]*[.$I$1])" office:value-type="float" office:value="0">
            <text:p>0</text:p>
          </table:table-cell>
          <table:table-cell/>
          <table:table-cell table:formula="of:=[.J21]-[.K2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table:number-columns-repeated="6"/>
          <table:table-cell table:formula="of:=SUM([.D22]*[.$D$1];[.E22]*[.$E$1];[.F22]*[.$F$1];[.G22]*[.$G$1];[.H22]*[.$H$1];[.I22]*[.$I$1])" office:value-type="float" office:value="0">
            <text:p>0</text:p>
          </table:table-cell>
          <table:table-cell/>
          <table:table-cell table:formula="of:=[.J22]-[.K2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2"/>
          <table:table-cell table:number-columns-repeated="6"/>
          <table:table-cell table:formula="of:=SUM([.D23]*[.$D$1];[.E23]*[.$E$1];[.F23]*[.$F$1];[.G23]*[.$G$1];[.H23]*[.$H$1];[.I23]*[.$I$1])" office:value-type="float" office:value="0">
            <text:p>0</text:p>
          </table:table-cell>
          <table:table-cell/>
          <table:table-cell table:formula="of:=[.J23]-[.K23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table:number-columns-repeated="6"/>
          <table:table-cell table:formula="of:=SUM([.D24]*[.$D$1];[.E24]*[.$E$1];[.F24]*[.$F$1];[.G24]*[.$G$1];[.H24]*[.$H$1];[.I24]*[.$I$1])" office:value-type="float" office:value="0">
            <text:p>0</text:p>
          </table:table-cell>
          <table:table-cell/>
          <table:table-cell table:formula="of:=[.J24]-[.K24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SUM([.D25]*[.$D$1];[.E25]*[.$E$1];[.F25]*[.$F$1];[.G25]*[.$G$1];[.H25]*[.$H$1];[.I25]*[.$I$1])" office:value-type="float" office:value="2">
            <text:p>2</text:p>
          </table:table-cell>
          <table:table-cell/>
          <table:table-cell table:formula="of:=[.J25]-[.K25]" office:value-type="float" office:value="2">
            <text:p>2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SUM([.D26]*[.$D$1];[.E26]*[.$E$1];[.F26]*[.$F$1];[.G26]*[.$G$1];[.H26]*[.$H$1];[.I26]*[.$I$1])" office:value-type="float" office:value="3">
            <text:p>3</text:p>
          </table:table-cell>
          <table:table-cell/>
          <table:table-cell table:formula="of:=[.J26]-[.K26]" office:value-type="float" office:value="3">
            <text:p>3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SUM([.D27]*[.$D$1];[.E27]*[.$E$1];[.F27]*[.$F$1];[.G27]*[.$G$1];[.H27]*[.$H$1];[.I27]*[.$I$1])" office:value-type="float" office:value="8">
            <text:p>8</text:p>
          </table:table-cell>
          <table:table-cell/>
          <table:table-cell table:formula="of:=[.J27]-[.K27]" office:value-type="float" office:value="8">
            <text:p>8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28]*[.$D$1];[.E28]*[.$E$1];[.F28]*[.$F$1];[.G28]*[.$G$1];[.H28]*[.$H$1];[.I28]*[.$I$1])" office:value-type="float" office:value="4">
            <text:p>4</text:p>
          </table:table-cell>
          <table:table-cell/>
          <table:table-cell table:formula="of:=[.J28]-[.K28]" office:value-type="float" office:value="4">
            <text:p>4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4">
          <table:table-cell office:value-type="string">
            <text:p>Triple 3 input NAND</text:p>
          </table:table-cell>
          <table:table-cell office:value-type="float" office:value="14">
            <text:p>14</text:p>
          </table:table-cell>
          <table:table-cell office:value-type="string">
            <text:p>74HC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SUM([.D29]*[.$D$1];[.E29]*[.$E$1];[.F29]*[.$F$1];[.G29]*[.$G$1];[.H29]*[.$H$1];[.I29]*[.$I$1])" office:value-type="float" office:value="6">
            <text:p>6</text:p>
          </table:table-cell>
          <table:table-cell/>
          <table:table-cell table:formula="of:=[.J29]-[.K29]" office:value-type="float" office:value="6">
            <text:p>6</text:p>
          </table:table-cell>
          <table:table-cell/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6"/>
          <table:table-cell table:formula="of:=SUM([.D30]*[.$D$1];[.E30]*[.$E$1];[.F30]*[.$F$1];[.G30]*[.$G$1];[.H30]*[.$H$1];[.I30]*[.$I$1])" office:value-type="float" office:value="0">
            <text:p>0</text:p>
          </table:table-cell>
          <table:table-cell/>
          <table:table-cell table:formula="of:=[.J30]-[.K30]" office:value-type="float" office:value="0">
            <text:p>0</text:p>
          </table:table-cell>
          <table:table-cell office:value-type="string">
            <text:p>https://www.mouser.ca/ProductDetail/Texas-Instruments/SN74HC14N?qs=sGAEpiMZZMswyCOIqqEme8x5HtyK9bxKW5ANmB0VK%2F8%3D</text:p>
          </table:table-cell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6"/>
          <table:table-cell table:formula="of:=SUM([.D31]*[.$D$1];[.E31]*[.$E$1];[.F31]*[.$F$1];[.G31]*[.$G$1];[.H31]*[.$H$1];[.I31]*[.$I$1])" office:value-type="float" office:value="0">
            <text:p>0</text:p>
          </table:table-cell>
          <table:table-cell/>
          <table:table-cell table:formula="of:=[.J31]-[.K31]" office:value-type="float" office:value="0">
            <text:p>0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table:formula="of:=SUM([.D32]*[.$D$1];[.E32]*[.$E$1];[.F32]*[.$F$1];[.G32]*[.$G$1];[.H32]*[.$H$1];[.I32]*[.$I$1])" office:value-type="float" office:value="8">
            <text:p>8</text:p>
          </table:table-cell>
          <table:table-cell/>
          <table:table-cell table:formula="of:=[.J32]-[.K32]" office:value-type="float" office:value="8">
            <text:p>8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33]*[.$D$1];[.E33]*[.$E$1];[.F33]*[.$F$1];[.G33]*[.$G$1];[.H33]*[.$H$1];[.I33]*[.$I$1])" office:value-type="float" office:value="2">
            <text:p>2</text:p>
          </table:table-cell>
          <table:table-cell/>
          <table:table-cell table:formula="of:=[.J33]-[.K33]" office:value-type="float" office:value="2">
            <text:p>2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6"/>
          <table:table-cell table:formula="of:=SUM([.D34]*[.$D$1];[.E34]*[.$E$1];[.F34]*[.$F$1];[.G34]*[.$G$1];[.H34]*[.$H$1];[.I34]*[.$I$1])" office:value-type="float" office:value="0">
            <text:p>0</text:p>
          </table:table-cell>
          <table:table-cell/>
          <table:table-cell table:formula="of:=[.J34]-[.K34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SUM([.D35]*[.$D$1];[.E35]*[.$E$1];[.F35]*[.$F$1];[.G35]*[.$G$1];[.H35]*[.$H$1];[.I35]*[.$I$1])" office:value-type="float" office:value="1">
            <text:p>1</text:p>
          </table:table-cell>
          <table:table-cell/>
          <table:table-cell table:formula="of:=[.J35]-[.K35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D36]*[.$D$1];[.E36]*[.$E$1];[.F36]*[.$F$1];[.G36]*[.$G$1];[.H36]*[.$H$1];[.I36]*[.$I$1])" office:value-type="float" office:value="1">
            <text:p>1</text:p>
          </table:table-cell>
          <table:table-cell/>
          <table:table-cell table:formula="of:=[.J36]-[.K36]" office:value-type="float" office:value="1">
            <text:p>1</text:p>
          </table:table-cell>
          <table:table-cell office:value-type="string">
            <text:p>https://www.mouser.ca/ProductDetail/Texas-Instruments/CD74HC123E?qs=aZHVzqKrScBatNTqJERygA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6"/>
          <table:table-cell table:formula="of:=SUM([.D37]*[.$D$1];[.E37]*[.$E$1];[.F37]*[.$F$1];[.G37]*[.$G$1];[.H37]*[.$H$1];[.I37]*[.$I$1])" office:value-type="float" office:value="0">
            <text:p>0</text:p>
          </table:table-cell>
          <table:table-cell/>
          <table:table-cell table:formula="of:=[.J37]-[.K37]" office:value-type="float" office:value="0">
            <text:p>0</text:p>
          </table:table-cell>
          <table:table-cell office:value-type="string">
            <text:p>https://www.mouser.ca/ProductDetail/Texas-Instruments/SN74HC126N?qs=FM6NhYOeeBUAKeBNhLTZ%252Bw%3D%3D</text:p>
          </table:table-cell>
        </table:table-row>
        <table:table-row table:style-name="ro3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formula="of:=SUM([.D38]*[.$D$1];[.E38]*[.$E$1];[.F38]*[.$F$1];[.G38]*[.$G$1];[.H38]*[.$H$1];[.I38]*[.$I$1])" office:value-type="float" office:value="1">
            <text:p>1</text:p>
          </table:table-cell>
          <table:table-cell/>
          <table:table-cell table:formula="of:=[.J38]-[.K38]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SUM([.D39]*[.$D$1];[.E39]*[.$E$1];[.F39]*[.$F$1];[.G39]*[.$G$1];[.H39]*[.$H$1];[.I39]*[.$I$1])" office:value-type="float" office:value="6">
            <text:p>6</text:p>
          </table:table-cell>
          <table:table-cell/>
          <table:table-cell table:formula="of:=[.J39]-[.K39]" office:value-type="float" office:value="6">
            <text:p>6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40]*[.$D$1];[.E40]*[.$E$1];[.F40]*[.$F$1];[.G40]*[.$G$1];[.H40]*[.$H$1];[.I40]*[.$I$1])" office:value-type="float" office:value="7">
            <text:p>7</text:p>
          </table:table-cell>
          <table:table-cell/>
          <table:table-cell table:formula="of:=[.J40]-[.K40]" office:value-type="float" office:value="7">
            <text:p>7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6"/>
          <table:table-cell table:formula="of:=SUM([.D41]*[.$D$1];[.E41]*[.$E$1];[.F41]*[.$F$1];[.G41]*[.$G$1];[.H41]*[.$H$1];[.I41]*[.$I$1])" office:value-type="float" office:value="0">
            <text:p>0</text:p>
          </table:table-cell>
          <table:table-cell/>
          <table:table-cell table:formula="of:=[.J41]-[.K41]" office:value-type="float" office:value="0">
            <text:p>0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D42]*[.$D$1];[.E42]*[.$E$1];[.F42]*[.$F$1];[.G42]*[.$G$1];[.H42]*[.$H$1];[.I42]*[.$I$1])" office:value-type="float" office:value="2">
            <text:p>2</text:p>
          </table:table-cell>
          <table:table-cell/>
          <table:table-cell table:formula="of:=[.J42]-[.K42]" office:value-type="float" office:value="2">
            <text:p>2</text:p>
          </table:table-cell>
          <table:table-cell office:value-type="string">
            <text:p>https://www.mouser.ca/ProductDetail/Texas-Instruments/CD74HC238E?qs=sGAEpiMZZMswyCOIqqEme3PMhI7RHZZhyUhdPVo7rOY%3D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SUM([.D43]*[.$D$1];[.E43]*[.$E$1];[.F43]*[.$F$1];[.G43]*[.$G$1];[.H43]*[.$H$1];[.I43]*[.$I$1])" office:value-type="float" office:value="24">
            <text:p>24</text:p>
          </table:table-cell>
          <table:table-cell/>
          <table:table-cell table:formula="of:=[.J43]-[.K43]" office:value-type="float" office:value="24">
            <text:p>2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8 bit resettable register</text:p>
          </table:table-cell>
          <table:table-cell office:value-type="float" office:value="20">
            <text:p>20</text:p>
          </table:table-cell>
          <table:table-cell office:value-type="string">
            <text:p>74HC27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D44]*[.$D$1];[.E44]*[.$E$1];[.F44]*[.$F$1];[.G44]*[.$G$1];[.H44]*[.$H$1];[.I44]*[.$I$1])" office:value-type="float" office:value="2">
            <text:p>2</text:p>
          </table:table-cell>
          <table:table-cell/>
          <table:table-cell table:formula="of:=[.J44]-[.K44]"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45]*[.$D$1];[.E45]*[.$E$1];[.F45]*[.$F$1];[.G45]*[.$G$1];[.H45]*[.$H$1];[.I45]*[.$I$1])" office:value-type="float" office:value="3">
            <text:p>3</text:p>
          </table:table-cell>
          <table:table-cell/>
          <table:table-cell table:formula="of:=[.J45]-[.K45]" office:value-type="float" office:value="3">
            <text:p>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4">
          <table:table-cell office:value-type="string">
            <text:p>8 bit reg ordered outputs</text:p>
          </table:table-cell>
          <table:table-cell office:value-type="float" office:value="20">
            <text:p>20</text:p>
          </table:table-cell>
          <table:table-cell office:value-type="string">
            <text:p>74HC57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SUM([.D46]*[.$D$1];[.E46]*[.$E$1];[.F46]*[.$F$1];[.G46]*[.$G$1];[.H46]*[.$H$1];[.I46]*[.$I$1])" office:value-type="float" office:value="4">
            <text:p>4</text:p>
          </table:table-cell>
          <table:table-cell/>
          <table:table-cell table:formula="of:=[.J46]-[.K46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6"/>
          <table:table-cell table:formula="of:=SUM([.D47]*[.$D$1];[.E47]*[.$E$1];[.F47]*[.$F$1];[.G47]*[.$G$1];[.H47]*[.$H$1];[.I47]*[.$I$1])" office:value-type="float" office:value="0">
            <text:p>0</text:p>
          </table:table-cell>
          <table:table-cell/>
          <table:table-cell table:formula="of:=[.J47]-[.K47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6"/>
          <table:table-cell table:formula="of:=SUM([.D48]*[.$D$1];[.E48]*[.$E$1];[.F48]*[.$F$1];[.G48]*[.$G$1];[.H48]*[.$H$1];[.I48]*[.$I$1])" office:value-type="float" office:value="0">
            <text:p>0</text:p>
          </table:table-cell>
          <table:table-cell/>
          <table:table-cell table:formula="of:=[.J48]-[.K48]" office:value-type="float" office:value="0">
            <text:p>0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4">
          <table:table-cell office:value-type="string">
            <text:p>8 bit down counter</text:p>
          </table:table-cell>
          <table:table-cell office:value-type="float" office:value="16">
            <text:p>16</text:p>
          </table:table-cell>
          <table:table-cell office:value-type="string">
            <text:p>74HC40103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table:formula="of:=SUM([.D49]*[.$D$1];[.E49]*[.$E$1];[.F49]*[.$F$1];[.G49]*[.$G$1];[.H49]*[.$H$1];[.I49]*[.$I$1])" office:value-type="float" office:value="4">
            <text:p>4</text:p>
          </table:table-cell>
          <table:table-cell/>
          <table:table-cell table:formula="of:=[.J49]-[.K49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6"/>
          <table:table-cell table:formula="of:=SUM([.D50]*[.$D$1];[.E50]*[.$E$1];[.F50]*[.$F$1];[.G50]*[.$G$1];[.H50]*[.$H$1];[.I50]*[.$I$1])" office:value-type="float" office:value="0">
            <text:p>0</text:p>
          </table:table-cell>
          <table:table-cell/>
          <table:table-cell table:formula="of:=[.J50]-[.K50]" office:value-type="float" office:value="0">
            <text:p>0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6"/>
          <table:table-cell table:formula="of:=SUM([.D51]*[.$D$1];[.E51]*[.$E$1];[.F51]*[.$F$1];[.G51]*[.$G$1];[.H51]*[.$H$1];[.I51]*[.$I$1])" office:value-type="float" office:value="0">
            <text:p>0</text:p>
          </table:table-cell>
          <table:table-cell/>
          <table:table-cell table:formula="of:=[.J51]-[.K51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256Kb EEPROM (32k x 8bit 0-14)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6"/>
          <table:table-cell table:formula="of:=SUM([.D52]*[.$D$1];[.E52]*[.$E$1];[.F52]*[.$F$1];[.G52]*[.$G$1];[.H52]*[.$H$1];[.I52]*[.$I$1])" office:value-type="float" office:value="0">
            <text:p>0</text:p>
          </table:table-cell>
          <table:table-cell/>
          <table:table-cell table:formula="of:=[.J52]-[.K52]" office:value-type="float" office:value="0">
            <text:p>0</text:p>
          </table:table-cell>
          <table:table-cell office:value-type="string">
            <text:p>https://www.mouser.ca/ProductDetail/Microchip-Technology/AT28C256-15PU?qs=MAR%2F2X5XOp7eAU2%2FlNw9oA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53]*[.$D$1];[.E53]*[.$E$1];[.F53]*[.$F$1];[.G53]*[.$G$1];[.H53]*[.$H$1];[.I53]*[.$I$1])" office:value-type="float" office:value="2">
            <text:p>2</text:p>
          </table:table-cell>
          <table:table-cell/>
          <table:table-cell table:formula="of:=[.J53]-[.K53]" office:value-type="float" office:value="2">
            <text:p>2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4">
          <table:table-cell office:value-type="string">
            <text:p>1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/>
          <table:table-cell table:formula="of:=SUM([.D54]*[.$D$1];[.E54]*[.$E$1];[.F54]*[.$F$1];[.G54]*[.$G$1];[.H54]*[.$H$1];[.I54]*[.$I$1])" office:value-type="float" office:value="1">
            <text:p>1</text:p>
          </table:table-cell>
          <table:table-cell/>
          <table:table-cell table:formula="of:=[.J54]-[.K54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6"/>
          <table:table-cell table:formula="of:=SUM([.D55]*[.$D$1];[.E55]*[.$E$1];[.F55]*[.$F$1];[.G55]*[.$G$1];[.H55]*[.$H$1];[.I55]*[.$I$1])" office:value-type="float" office:value="0">
            <text:p>0</text:p>
          </table:table-cell>
          <table:table-cell/>
          <table:table-cell table:formula="of:=[.J55]-[.K55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6"/>
          <table:table-cell table:formula="of:=SUM([.D56]*[.$D$1];[.E56]*[.$E$1];[.F56]*[.$F$1];[.G56]*[.$G$1];[.H56]*[.$H$1];[.I56]*[.$I$1])" office:value-type="float" office:value="0">
            <text:p>0</text:p>
          </table:table-cell>
          <table:table-cell/>
          <table:table-cell table:formula="of:=[.J56]-[.K56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6"/>
          <table:table-cell table:formula="of:=SUM([.D57]*[.$D$1];[.E57]*[.$E$1];[.F57]*[.$F$1];[.G57]*[.$G$1];[.H57]*[.$H$1];[.I57]*[.$I$1])" office:value-type="float" office:value="0">
            <text:p>0</text:p>
          </table:table-cell>
          <table:table-cell/>
          <table:table-cell table:formula="of:=[.J57]-[.K57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6"/>
          <table:table-cell table:formula="of:=SUM([.D58]*[.$D$1];[.E58]*[.$E$1];[.F58]*[.$F$1];[.G58]*[.$G$1];[.H58]*[.$H$1];[.I58]*[.$I$1])" office:value-type="float" office:value="0">
            <text:p>0</text:p>
          </table:table-cell>
          <table:table-cell/>
          <table:table-cell table:formula="of:=[.J58]-[.K58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3">
          <table:table-cell office:value-type="string">
            <text:p>25.175 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SUM([.D59]*[.$D$1];[.E59]*[.$E$1];[.F59]*[.$F$1];[.G59]*[.$G$1];[.H59]*[.$H$1];[.I59]*[.$I$1])" office:value-type="float" office:value="1">
            <text:p>1</text:p>
          </table:table-cell>
          <table:table-cell/>
          <table:table-cell table:formula="of:=[.J59]-[.K59]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ow profile 24 pin socket</text:p>
          </table:table-cell>
          <table:table-cell office:value-type="float" office:value="24">
            <text:p>24</text:p>
          </table:table-cell>
          <table:table-cell/>
          <table:table-cell table:number-columns-repeated="6"/>
          <table:table-cell table:formula="of:=SUM([.D60]*[.$D$1];[.E60]*[.$E$1];[.F60]*[.$F$1];[.G60]*[.$G$1];[.H60]*[.$H$1];[.I60]*[.$I$1])" office:value-type="float" office:value="0">
            <text:p>0</text:p>
          </table:table-cell>
          <table:table-cell/>
          <table:table-cell table:formula="of:=[.J60]-[.K60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6"/>
          <table:table-cell table:formula="of:=SUM([.D61]*[.$D$1];[.E61]*[.$E$1];[.F61]*[.$F$1];[.G61]*[.$G$1];[.H61]*[.$H$1];[.I61]*[.$I$1])" office:value-type="float" office:value="0">
            <text:p>0</text:p>
          </table:table-cell>
          <table:table-cell/>
          <table:table-cell table:formula="of:=[.J61]-[.K61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/>
          <table:table-cell table:number-columns-repeated="6"/>
          <table:table-cell table:formula="of:=SUM([.D62]*[.$D$1];[.E62]*[.$E$1];[.F62]*[.$F$1];[.G62]*[.$G$1];[.H62]*[.$H$1];[.I62]*[.$I$1])" office:value-type="float" office:value="0">
            <text:p>0</text:p>
          </table:table-cell>
          <table:table-cell/>
          <table:table-cell table:formula="of:=[.J62]-[.K62]" office:value-type="float" office:value="0">
            <text:p>0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/>
          <table:table-cell table:number-columns-repeated="6"/>
          <table:table-cell table:formula="of:=SUM([.D63]*[.$D$1];[.E63]*[.$E$1];[.F63]*[.$F$1];[.G63]*[.$G$1];[.H63]*[.$H$1];[.I63]*[.$I$1])" office:value-type="float" office:value="0">
            <text:p>0</text:p>
          </table:table-cell>
          <table:table-cell/>
          <table:table-cell table:formula="of:=[.J63]-[.K63]" office:value-type="float" office:value="0">
            <text:p>0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SUM([.D64]*[.$D$1];[.E64]*[.$E$1];[.F64]*[.$F$1];[.G64]*[.$G$1];[.H64]*[.$H$1];[.I64]*[.$I$1])" office:value-type="float" office:value="33">
            <text:p>33</text:p>
          </table:table-cell>
          <table:table-cell/>
          <table:table-cell table:formula="of:=[.J64]-[.K64]" office:value-type="float" office:value="33">
            <text:p>33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table:formula="of:=SUM([.D65]*[.$D$1];[.E65]*[.$E$1];[.F65]*[.$F$1];[.G65]*[.$G$1];[.H65]*[.$H$1];[.I65]*[.$I$1])" office:value-type="float" office:value="22">
            <text:p>22</text:p>
          </table:table-cell>
          <table:table-cell/>
          <table:table-cell table:formula="of:=[.J65]-[.K65]" office:value-type="float" office:value="22">
            <text:p>22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SUM([.D66]*[.$D$1];[.E66]*[.$E$1];[.F66]*[.$F$1];[.G66]*[.$G$1];[.H66]*[.$H$1];[.I66]*[.$I$1])" office:value-type="float" office:value="33">
            <text:p>33</text:p>
          </table:table-cell>
          <table:table-cell/>
          <table:table-cell table:formula="of:=[.J66]-[.K66]" office:value-type="float" office:value="33">
            <text:p>33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/>
          <table:table-cell table:number-columns-repeated="6"/>
          <table:table-cell table:formula="of:=SUM([.D67]*[.$D$1];[.E67]*[.$E$1];[.F67]*[.$F$1];[.G67]*[.$G$1];[.H67]*[.$H$1];[.I67]*[.$I$1])" office:value-type="float" office:value="0">
            <text:p>0</text:p>
          </table:table-cell>
          <table:table-cell/>
          <table:table-cell table:formula="of:=[.J67]-[.K67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/>
          <table:table-cell table:number-columns-repeated="6"/>
          <table:table-cell table:formula="of:=SUM([.D68]*[.$D$1];[.E68]*[.$E$1];[.F68]*[.$F$1];[.G68]*[.$G$1];[.H68]*[.$H$1];[.I68]*[.$I$1])" office:value-type="float" office:value="0">
            <text:p>0</text:p>
          </table:table-cell>
          <table:table-cell/>
          <table:table-cell table:formula="of:=[.J68]-[.K68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4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office:value-type="string">
            <text:p>Aries 28-526-10</text:p>
          </table:table-cell>
          <table:table-cell table:number-columns-repeated="6"/>
          <table:table-cell table:formula="of:=SUM([.D69]*[.$D$1];[.E69]*[.$E$1];[.F69]*[.$F$1];[.G69]*[.$G$1];[.H69]*[.$H$1];[.I69]*[.$I$1])" office:value-type="float" office:value="0">
            <text:p>0</text:p>
          </table:table-cell>
          <table:table-cell/>
          <table:table-cell table:formula="of:=[.J69]-[.K69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70]*[.$D$1];[.E70]*[.$E$1];[.F70]*[.$F$1];[.G70]*[.$G$1];[.H70]*[.$H$1];[.I70]*[.$I$1])" office:value-type="float" office:value="2">
            <text:p>2</text:p>
          </table:table-cell>
          <table:table-cell/>
          <table:table-cell table:formula="of:=[.J70]-[.K70]" office:value-type="float" office:value="2">
            <text:p>2</text:p>
          </table:table-cell>
          <table:table-cell office:value-type="string">
            <text:p>https://www.mouser.ca/ProductDetail/TE-Connectivity/1-2199300-2?qs=fK8dlpkaUMstqz7drNbdHQ%3D%3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4">2024-02-14</text:date>, <text:time>23:0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2-12-10T12:38:51.48</meta:creation-date>
    <dc:date>2024-02-14T23:01:36.89</dc:date>
    <dc:creator>Andy Palmer</dc:creator>
    <meta:editing-duration>PT12H54M48S</meta:editing-duration>
    <meta:editing-cycles>17</meta:editing-cycles>
    <meta:generator>OpenOffice/4.1.7$Win32 OpenOffice.org_project/417m1$Build-9800</meta:generator>
    <meta:document-statistic meta:table-count="3" meta:cell-count="1819" meta:object-count="0"/>
  </office:meta>
</office:document-meta>
</file>